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6" style:family="table">
      <style:table-properties style:width="19.001cm" table:align="margins" style:writing-mode="page"/>
    </style:style>
    <style:style style:name="Table6.A" style:family="table-column">
      <style:table-column-properties style:column-width="19.001cm" style:rel-column-width="65535*"/>
    </style:style>
    <style:style style:name="Table6.A1" style:family="table-cell">
      <style:table-cell-properties fo:background-color="#cccccc" fo:padding="0.097cm" fo:border="0.05pt solid #000000">
        <style:background-image/>
      </style:table-cell-properties>
    </style:style>
    <style:style style:name="Table7" style:family="table">
      <style:table-properties style:width="19.001cm" table:align="margins" style:writing-mode="page"/>
    </style:style>
    <style:style style:name="Table7.A" style:family="table-column">
      <style:table-column-properties style:column-width="6.334cm" style:rel-column-width="2184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9.001cm" table:align="margins" style:writing-mode="page"/>
    </style:style>
    <style:style style:name="Table8.A" style:family="table-column">
      <style:table-column-properties style:column-width="9.5cm" style:rel-column-width="32767*"/>
    </style:style>
    <style:style style:name="Table8.B" style:family="table-column">
      <style:table-column-properties style:column-width="9.5cm" style:rel-column-width="32768*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41cm" fo:margin-left="0.808cm" table:align="left" style:writing-mode="page"/>
    </style:style>
    <style:style style:name="Table9.A" style:family="table-column">
      <style:table-column-properties style:column-width="3.413cm"/>
    </style:style>
    <style:style style:name="Table9.B" style:family="table-column">
      <style:table-column-properties style:column-width="3.598cm"/>
    </style:style>
    <style:style style:name="Table9.E" style:family="table-column">
      <style:table-column-properties style:column-width="3.387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E1" style:family="table-cell">
      <style:table-cell-properties fo:padding="0.097cm" fo:border="0.05pt solid #000000"/>
    </style:style>
    <style:style style:name="Table10" style:family="table">
      <style:table-properties style:width="17.013cm" fo:margin-left="0.781cm" table:align="left" style:writing-mode="page"/>
    </style:style>
    <style:style style:name="Table10.A" style:family="table-column">
      <style:table-column-properties style:column-width="5.106cm"/>
    </style:style>
    <style:style style:name="Table10.B" style:family="table-column">
      <style:table-column-properties style:column-width="0.714cm"/>
    </style:style>
    <style:style style:name="Table10.C" style:family="table-column">
      <style:table-column-properties style:column-width="5.371cm"/>
    </style:style>
    <style:style style:name="Table10.D" style:family="table-column">
      <style:table-column-properties style:column-width="0.82cm"/>
    </style:style>
    <style:style style:name="Table10.E" style:family="table-column">
      <style:table-column-properties style:column-width="5.001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-left="0.05pt solid #000000" fo:border-right="0.05pt solid #000000" fo:border-top="none" fo:border-bottom="none"/>
    </style:style>
    <style:style style:name="Table10.C1" style:family="table-cell">
      <style:table-cell-properties fo:padding="0.097cm" fo:border="0.05pt solid #000000"/>
    </style:style>
    <style:style style:name="Table10.D1" style:family="table-cell">
      <style:table-cell-properties fo:padding="0.097cm" fo:border="none"/>
    </style:style>
    <style:style style:name="Table11" style:family="table">
      <style:table-properties style:width="19.001cm" table:align="margins" style:writing-mode="page"/>
    </style:style>
    <style:style style:name="Table11.A" style:family="table-column">
      <style:table-column-properties style:column-width="2.011cm" style:rel-column-width="6935*"/>
    </style:style>
    <style:style style:name="Table11.B" style:family="table-column">
      <style:table-column-properties style:column-width="16.99cm" style:rel-column-width="58600*"/>
    </style:style>
    <style:style style:name="Table1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P1" style:family="paragraph" style:parent-style-name="Standard" style:master-page-name="">
      <style:paragraph-properties fo:margin-left="0.199cm" fo:margin-right="0.199cm" fo:text-indent="0cm" style:auto-text-indent="false" style:page-number="auto" style:writing-mode="page"/>
      <style:text-properties officeooo:paragraph-rsid="0046ba9f"/>
    </style:style>
    <style:style style:name="P2" style:family="paragraph" style:parent-style-name="Standard">
      <style:paragraph-properties fo:margin-left="0.199cm" fo:margin-right="0.199cm" fo:text-indent="0cm" style:auto-text-indent="false" style:writing-mode="page"/>
      <style:text-properties officeooo:paragraph-rsid="0124f299"/>
    </style:style>
    <style:style style:name="P3" style:family="paragraph" style:parent-style-name="Standard">
      <style:paragraph-properties fo:margin-left="0.199cm" fo:margin-right="0.199cm" fo:text-indent="0cm" style:auto-text-indent="false" style:writing-mode="page"/>
      <style:text-properties officeooo:rsid="00172e7c" officeooo:paragraph-rsid="014a8a4e"/>
    </style:style>
    <style:style style:name="P4" style:family="paragraph" style:parent-style-name="Standard">
      <style:paragraph-properties fo:margin-left="0.199cm" fo:margin-right="0.199cm" fo:text-indent="0cm" style:auto-text-indent="false" style:writing-mode="page"/>
      <style:text-properties officeooo:rsid="008dc206" officeooo:paragraph-rsid="014a8a4e"/>
    </style:style>
    <style:style style:name="P5" style:family="paragraph" style:parent-style-name="Standard">
      <style:paragraph-properties fo:margin-left="0.199cm" fo:margin-right="0.199cm" fo:text-indent="0cm" style:auto-text-indent="false" style:writing-mode="page"/>
      <style:text-properties fo:font-weight="bold" officeooo:rsid="001fe8d0" officeooo:paragraph-rsid="014a8a4e" style:font-weight-asian="bold" style:font-weight-complex="bold"/>
    </style:style>
    <style:style style:name="P6" style:family="paragraph" style:parent-style-name="Standard">
      <style:paragraph-properties fo:margin-left="0.199cm" fo:margin-right="0.199cm" fo:text-indent="0cm" style:auto-text-indent="false" style:writing-mode="page"/>
      <style:text-properties officeooo:rsid="0029fe5d" officeooo:paragraph-rsid="0124f299"/>
    </style:style>
    <style:style style:name="P7" style:family="paragraph" style:parent-style-name="Table_20_Contents">
      <style:paragraph-properties fo:margin-left="0.199cm" fo:margin-right="0.199cm" fo:text-align="center" style:justify-single-word="false" fo:text-indent="0cm" style:auto-text-indent="false" style:writing-mode="page"/>
      <style:text-properties style:font-name="Open Sans" fo:font-size="15pt" fo:font-weight="bold" officeooo:rsid="014a8a4e" officeooo:paragraph-rsid="014a8a4e" style:font-size-asian="15pt" style:font-weight-asian="bold" style:font-size-complex="15pt" style:font-weight-complex="bold"/>
    </style:style>
    <style:style style:name="P8" style:family="paragraph" style:parent-style-name="Table_20_Contents">
      <style:paragraph-properties fo:margin-left="0.199cm" fo:margin-right="0.199cm" fo:text-indent="0cm" style:auto-text-indent="false" style:writing-mode="page"/>
      <style:text-properties officeooo:rsid="014a8a4e"/>
    </style:style>
    <style:style style:name="P9" style:family="paragraph" style:parent-style-name="Table_20_Contents">
      <style:paragraph-properties fo:margin-left="0.199cm" fo:margin-right="0.199cm" fo:text-indent="0cm" style:auto-text-indent="false" style:writing-mode="page"/>
      <style:text-properties officeooo:rsid="014a8a4e" officeooo:paragraph-rsid="014a8a4e"/>
    </style:style>
    <style:style style:name="P10" style:family="paragraph" style:parent-style-name="Table_20_Contents">
      <style:paragraph-properties fo:margin-left="0.199cm" fo:margin-right="0.199cm" fo:text-align="justify" style:justify-single-word="false" fo:text-indent="0cm" style:auto-text-indent="false" style:writing-mode="page"/>
      <style:text-properties officeooo:rsid="014a8a4e" officeooo:paragraph-rsid="014a8a4e"/>
    </style:style>
    <style:style style:name="P11" style:family="paragraph" style:parent-style-name="Table_20_Contents">
      <style:paragraph-properties fo:margin-left="0.199cm" fo:margin-right="0.199cm" fo:text-align="center" style:justify-single-word="false" fo:text-indent="0cm" style:auto-text-indent="false" style:vertical-align="bottom" style:writing-mode="page"/>
      <style:text-properties officeooo:rsid="014a8a4e" officeooo:paragraph-rsid="014a8a4e"/>
    </style:style>
    <style:style style:name="P12" style:family="paragraph" style:parent-style-name="Table_20_Contents">
      <style:paragraph-properties fo:margin-left="0.199cm" fo:margin-right="0.199cm" fo:text-indent="0cm" style:auto-text-indent="false" style:writing-mode="page"/>
      <style:text-properties officeooo:rsid="014a8a4e" officeooo:paragraph-rsid="015acc52"/>
    </style:style>
    <style:style style:name="P13" style:family="paragraph" style:parent-style-name="Table_20_Contents">
      <style:paragraph-properties fo:margin-left="0.199cm" fo:margin-right="0.199cm" fo:text-align="end" style:justify-single-word="false" fo:text-indent="0cm" style:auto-text-indent="false" style:vertical-align="bottom" style:writing-mode="page"/>
      <style:text-properties officeooo:rsid="00810831" officeooo:paragraph-rsid="00b79480"/>
    </style:style>
    <style:style style:name="P14" style:family="paragraph" style:parent-style-name="Table_20_Contents">
      <style:paragraph-properties fo:margin-left="0.199cm" fo:margin-right="0.199cm" fo:text-align="end" style:justify-single-word="false" fo:text-indent="0cm" style:auto-text-indent="false" style:vertical-align="bottom" style:writing-mode="page"/>
      <style:text-properties officeooo:rsid="01509a96" officeooo:paragraph-rsid="01509a96"/>
    </style:style>
    <style:style style:name="P15" style:family="paragraph" style:parent-style-name="Table_20_Contents">
      <style:paragraph-properties fo:margin-left="0.199cm" fo:margin-right="0.199cm" fo:text-indent="0cm" style:auto-text-indent="false" style:writing-mode="page"/>
      <style:text-properties officeooo:rsid="0153eb5c" officeooo:paragraph-rsid="014a8a4e"/>
    </style:style>
    <style:style style:name="P16" style:family="paragraph" style:parent-style-name="Table_20_Contents">
      <style:paragraph-properties fo:margin-left="0.199cm" fo:margin-right="0.199cm" fo:text-indent="0cm" style:auto-text-indent="false" style:writing-mode="page"/>
      <style:text-properties officeooo:rsid="01572f2b" officeooo:paragraph-rsid="01572f2b"/>
    </style:style>
    <style:style style:name="P17" style:family="paragraph" style:parent-style-name="Standard">
      <style:paragraph-properties fo:margin-left="0.199cm" fo:margin-right="0.199cm" fo:margin-top="0.199cm" fo:margin-bottom="0cm" loext:contextual-spacing="false" fo:text-align="center" style:justify-single-word="false" fo:text-indent="0cm" style:auto-text-indent="false" style:writing-mode="page"/>
      <style:text-properties fo:font-weight="normal" officeooo:rsid="00172e7c" officeooo:paragraph-rsid="01577f43" style:font-weight-asian="normal" style:font-weight-complex="normal"/>
    </style:style>
    <style:style style:name="P18" style:family="paragraph" style:parent-style-name="Table_20_Contents">
      <style:text-properties officeooo:rsid="014a8a4e" officeooo:paragraph-rsid="014a8a4e"/>
    </style:style>
    <style:style style:name="P19" style:family="paragraph" style:parent-style-name="Table_20_Contents">
      <style:text-properties officeooo:rsid="014ba131" officeooo:paragraph-rsid="014ba131"/>
    </style:style>
    <style:style style:name="P20" style:family="paragraph" style:parent-style-name="Table_20_Contents">
      <style:paragraph-properties fo:text-align="center" style:justify-single-word="false"/>
      <style:text-properties officeooo:rsid="014ba131" officeooo:paragraph-rsid="014ba131"/>
    </style:style>
    <style:style style:name="P21" style:family="paragraph" style:parent-style-name="Table_20_Contents">
      <style:paragraph-properties fo:text-align="center" style:justify-single-word="false"/>
      <style:text-properties officeooo:rsid="014c6352" officeooo:paragraph-rsid="014c6352"/>
    </style:style>
    <style:style style:name="P22" style:family="paragraph" style:parent-style-name="Table_20_Contents">
      <style:paragraph-properties fo:text-align="center" style:justify-single-word="false"/>
      <style:text-properties officeooo:rsid="014e1f4c" officeooo:paragraph-rsid="014c6352"/>
    </style:style>
    <style:style style:name="P23" style:family="paragraph" style:parent-style-name="Table_20_Contents">
      <style:text-properties officeooo:rsid="0152124f" officeooo:paragraph-rsid="0152124f"/>
    </style:style>
    <style:style style:name="P24" style:family="paragraph" style:parent-style-name="Table_20_Contents">
      <style:paragraph-properties fo:margin-left="0.3cm" fo:margin-right="1.3cm" fo:text-align="center" style:justify-single-word="false" fo:text-indent="0cm" style:auto-text-indent="false" text:number-lines="false" text:line-number="0" style:writing-mode="page"/>
      <style:text-properties officeooo:rsid="014ba131" officeooo:paragraph-rsid="014ba131"/>
    </style:style>
    <style:style style:name="P25" style:family="paragraph" style:parent-style-name="Table_20_Contents">
      <style:paragraph-properties fo:margin-left="0.101cm" fo:margin-right="0.199cm" fo:text-indent="0cm" style:auto-text-indent="false" text:number-lines="false" text:line-number="0" style:writing-mode="page"/>
      <style:text-properties officeooo:rsid="014a8a4e" officeooo:paragraph-rsid="014a8a4e"/>
    </style:style>
    <style:style style:name="P26" style:family="paragraph" style:parent-style-name="Table_20_Contents">
      <style:paragraph-properties style:writing-mode="page"/>
      <style:text-properties officeooo:paragraph-rsid="014a8a4e"/>
    </style:style>
    <style:style style:name="P27" style:family="paragraph" style:parent-style-name="Table_20_Contents">
      <style:paragraph-properties style:writing-mode="page"/>
      <style:text-properties officeooo:rsid="014a8a4e" officeooo:paragraph-rsid="014a8a4e"/>
    </style:style>
    <style:style style:name="P28" style:family="paragraph" style:parent-style-name="Standard">
      <style:paragraph-properties fo:margin-left="0cm" fo:margin-right="0.199cm" fo:margin-top="0.199cm" fo:margin-bottom="0cm" loext:contextual-spacing="false" fo:text-align="center" style:justify-single-word="false" fo:text-indent="0cm" style:auto-text-indent="false" style:writing-mode="page"/>
      <style:text-properties officeooo:rsid="00172e7c" officeooo:paragraph-rsid="0153eb5c"/>
    </style:style>
    <style:style style:name="P29" style:family="paragraph" style:parent-style-name="Table_20_Contents">
      <style:paragraph-properties fo:margin-top="0.199cm" fo:margin-bottom="0cm" loext:contextual-spacing="false" fo:text-align="center" style:justify-single-word="false"/>
      <style:text-properties officeooo:rsid="014e1f4c" officeooo:paragraph-rsid="014c6352"/>
    </style:style>
    <style:style style:name="P30" style:family="paragraph" style:parent-style-name="Table_20_Contents">
      <style:paragraph-properties fo:margin-left="0.199cm" fo:margin-right="0.199cm" fo:text-align="center" style:justify-single-word="false" fo:text-indent="0cm" style:auto-text-indent="false" style:vertical-align="bottom" style:writing-mode="page"/>
      <style:text-properties officeooo:rsid="01608880" officeooo:paragraph-rsid="01608880"/>
    </style:style>
    <style:style style:name="T1" style:family="text">
      <style:text-properties officeooo:rsid="00113b61"/>
    </style:style>
    <style:style style:name="T2" style:family="text">
      <style:text-properties officeooo:rsid="01572f2b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object.ctps" text:name="py3o.object.ctps"/>
        <text:user-field-decl office:value-type="string" office:string-value="object.employee_id.ctps" text:name="py3o.object.employee_id.ctps"/>
        <text:user-field-decl office:value-type="string" office:string-value="object.employee_id.ctps_series" text:name="py3o.object.employee_id.ctps_series"/>
        <text:user-field-decl office:value-type="string" office:string-value="object.data_extenso" text:name="py3o.object.data_extenso"/>
        <text:user-field-decl office:value-type="string" office:string-value="object.company_id.number" text:name="py3o.object.company_id.number"/>
        <text:user-field-decl office:value-type="string" office:string-value="object.company_id.district" text:name="py3o.object.company_id.district"/>
        <text:user-field-decl office:value-type="string" office:string-value="object.company_id.l10n_br_city_id.name" text:name="py3o.object.company_id.l10n_br_city_id"/>
        <text:user-field-decl office:value-type="string" office:string-value="object.company_id.state_id" text:name="py3o.object.company_id.state_id"/>
        <text:user-field-decl office:value-type="string" office:string-value="object.company_id.zip" text:name="py3o.object.company_id.zip"/>
        <text:user-field-decl office:value-type="string" office:string-value="object.employee_id.id" text:name="py3o.object.employee_id.id"/>
        <text:user-field-decl office:value-type="string" office:string-value="object.periodo_aquisitivo_fmt" text:name="py3o.object.periodo_aquisitivo_fmt"/>
        <text:user-field-decl office:value-type="string" office:string-value="object.date_from" text:name="py3o.object.date_from"/>
        <text:user-field-decl office:value-type="string" office:string-value="object.date_to" text:name="py3o.object.date_to"/>
        <text:user-field-decl office:value-type="string" office:string-value="object.periodo_aquisitivo.inicio_aquisitivo" text:name="py3o.object.periodo_aquisitivo.inicio_aquisitivo"/>
        <text:user-field-decl office:value-type="string" office:string-value="object.periodo_aquisitivo.fim_aquisitivo" text:name="py3o.object.periodo_aquisitivo.fim_aquisitivo"/>
        <text:user-field-decl office:value-type="string" office:string-value="object.data_retorno" text:name="py3o.object.data_retorno"/>
        <text:user-field-decl office:value-type="string" office:string-value="object.data_pagamento" text:name="py3o.object.data_pagamento"/>
        <text:user-field-decl office:value-type="string" office:string-value="object.inicio_gozo_fmt" text:name="py3o.object.inicio_gozo_fmt"/>
        <text:user-field-decl office:value-type="string" office:string-value="object.fim_gozo_fmt" text:name="py3o.object.fim_gozo_fmt"/>
        <text:user-field-decl office:value-type="string" office:string-value="object.inicio_aquisitivo_fmt" text:name="py3o.object.inicio_aquisitivo_fmt"/>
        <text:user-field-decl office:value-type="string" office:string-value="object.fim_aquisitivo_fmt" text:name="py3o.object.fim_aquisitivo_fmt"/>
        <text:user-field-decl office:value-type="string" office:string-value="object.company_id.l10n_br_city_id.name" text:name="py3o.object.company_id.l10n_br_city_id.name"/>
      </text:user-field-decls>
      <text:p text:style-name="P1"><text:a xlink:type="simple" xlink:href="py3o://for=%22object%20in%20objects%22" text:style-name="Internet_20_link" text:visited-style-name="Visited_20_Internet_20_Link"><text:span text:style-name="T1">for="object in objects"</text:span></text:a></text:p>
      <text:p text:style-name="P2"/>
      <text:p text:style-name="P2"/>
      <table:table table:name="Table6" table:style-name="Table6">
        <table:table-column table:style-name="Table6.A"/>
        <table:table-row>
          <table:table-cell table:style-name="Table6.A1" office:value-type="string">
            <text:p text:style-name="P7">AVISO DE FÉRIAS</text:p>
          </table:table-cell>
        </table:table-row>
      </table:table>
      <text:p text:style-name="P2"/>
      <text:p text:style-name="P2"/>
      <table:table table:name="Table7" table:style-name="Table7">
        <table:table-column table:style-name="Table7.A" table:number-columns-repeated="3"/>
        <table:table-row>
          <table:table-cell table:style-name="Table7.A1" table:number-columns-spanned="2" office:value-type="string">
            <text:p text:style-name="P8">Empregador</text:p>
            <text:p text:style-name="P3"><text:user-field-get text:name="py3o.object.company_id.legal_name">object.company_id.legal_name</text:user-field-get></text:p>
          </table:table-cell>
          <table:covered-table-cell/>
          <table:table-cell table:style-name="Table7.C1" office:value-type="string">
            <text:p text:style-name="P9">CNPJ / CEI</text:p>
            <text:p text:style-name="P4"><text:user-field-get text:name="py3o.object.company_id.cnpj_cpf">object.company_id.cnpj_cpf</text:user-field-get></text:p>
          </table:table-cell>
        </table:table-row>
        <table:table-row>
          <table:table-cell table:style-name="Table7.A2" office:value-type="string">
            <text:p text:style-name="P9">Endereço</text:p>
            <text:p text:style-name="P3"><text:user-field-get text:name="py3o.object.company_id.street">object.company_id.street</text:user-field-get></text:p>
          </table:table-cell>
          <table:table-cell table:style-name="Table7.A2" office:value-type="string">
            <text:p text:style-name="P27">Número</text:p>
            <text:p text:style-name="P26"><text:user-field-get text:name="py3o.object.company_id.number">object.company_id.number</text:user-field-get></text:p>
          </table:table-cell>
          <table:table-cell table:style-name="Table7.C2" office:value-type="string">
            <text:p text:style-name="P9">Bairro</text:p>
            <text:p text:style-name="P9"><text:user-field-get text:name="py3o.object.company_id.district">object.company_id.district</text:user-field-get></text:p>
          </table:table-cell>
        </table:table-row>
        <table:table-row>
          <table:table-cell table:style-name="Table7.A2" office:value-type="string">
            <text:p text:style-name="P15">Município</text:p>
            <text:p text:style-name="P9"><text:user-field-get text:name="py3o.object.company_id.l10n_br_city_id.name">object.company_id.l10n_br_city_id.name</text:user-field-get></text:p>
          </table:table-cell>
          <table:table-cell table:style-name="Table7.A2" office:value-type="string">
            <text:p text:style-name="P9">Estado</text:p>
            <text:p text:style-name="P9"><text:user-field-get text:name="py3o.object.company_id.state_id">object.company_id.state_id</text:user-field-get></text:p>
          </table:table-cell>
          <table:table-cell table:style-name="Table7.C2" office:value-type="string">
            <text:p text:style-name="P9">CEP</text:p>
            <text:p text:style-name="P9"><text:user-field-get text:name="py3o.object.company_id.zip">object.company_id.zip</text:user-field-get></text:p>
          </table:table-cell>
        </table:table-row>
      </table:table>
      <text:p text:style-name="P2"/>
      <text:p text:style-name="P2"/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12"><text:user-field-get text:name="py3o.object.company_id.l10n_br_city_id.name">object.company_id.l10n_br_city_id.name</text:user-field-get>, <text:user-field-get text:name="py3o.object.data_extenso">object.data_extenso</text:user-field-get></text:p>
            <text:p text:style-name="P9"/>
            <text:p text:style-name="P9">Sr. (a) </text:p>
            <text:p text:style-name="P9"/>
            <text:p text:style-name="P5"><text:user-field-get text:name="py3o.object.employee_id.name">object.employee_id.name</text:user-field-get></text:p>
            <text:p text:style-name="P9"/>
            <text:p text:style-name="P9"/>
            <table:table table:name="Table9" table:style-name="Table9">
              <table:table-column table:style-name="Table9.A"/>
              <table:table-column table:style-name="Table9.B"/>
              <table:table-column table:style-name="Table9.A"/>
              <table:table-column table:style-name="Table9.B"/>
              <table:table-column table:style-name="Table9.E"/>
              <table:table-row>
                <table:table-cell table:style-name="Table9.A1" office:value-type="string">
                  <text:p text:style-name="P9">CTPS</text:p>
                  <text:p text:style-name="P25"><text:user-field-get text:name="py3o.object.employee_id.ctps">object.employee_id.ctps</text:user-field-get></text:p>
                </table:table-cell>
                <table:table-cell table:style-name="Table9.A1" office:value-type="string">
                  <text:p text:style-name="P9">SERIE</text:p>
                  <text:p text:style-name="P9"><text:user-field-get text:name="py3o.object.employee_id.ctps_series">object.employee_id.ctps_series</text:user-field-get></text:p>
                </table:table-cell>
                <table:table-cell table:style-name="Table9.A1" office:value-type="string">
                  <text:p text:style-name="P9">REGISTRO</text:p>
                  <text:p text:style-name="P9"><text:user-field-get text:name="py3o.object.employee_id.id">object.employee_id.id</text:user-field-get></text:p>
                </table:table-cell>
                <table:table-cell table:style-name="Table9.A1" office:value-type="string">
                  <text:p text:style-name="P9">DATA <text:span text:style-name="T2">ADMISSAO</text:span></text:p>
                  <text:p text:style-name="P9"><text:user-field-get text:name="py3o.object.data_admissao_fmt">object.data_admissao_fmt</text:user-field-get></text:p>
                </table:table-cell>
                <table:table-cell table:style-name="Table9.E1" office:value-type="string">
                  <text:p text:style-name="P16">LOCALIZAÇÃO</text:p>
                  <text:p text:style-name="P16"/>
                </table:table-cell>
              </table:table-row>
            </table:table>
            <text:p text:style-name="P9"/>
            <text:p text:style-name="P9"/>
            <text:p text:style-name="P10">Nos termos das disposições legais vigentes, suas férias serão concedidas conforme demonstrativo </text:p>
            <text:p text:style-name="P10">abaixo:</text:p>
            <text:p text:style-name="P9"/>
            <text:p text:style-name="P9"/>
            <table:table table:name="Table10" table:style-name="Table10">
              <table:table-column table:style-name="Table10.A"/>
              <table:table-column table:style-name="Table10.B"/>
              <table:table-column table:style-name="Table10.C"/>
              <table:table-column table:style-name="Table10.D"/>
              <table:table-column table:style-name="Table10.E"/>
              <table:table-row>
                <table:table-cell table:style-name="Table10.A1" office:value-type="string">
                  <text:p text:style-name="P21">PERÍODO AQUISITIVO</text:p>
                  <text:p text:style-name="P28"><text:span text:style-name="T3"><text:user-field-get text:name="py3o.object.inicio_aquisitivo_fmt">object.inicio_aquisitivo_fmt</text:user-field-get></text:span><text:span text:style-name="T3"> - </text:span><text:span text:style-name="T3"><text:user-field-get text:name="py3o.object.fim_aquisitivo_fmt">object.fim_aquisitivo_fmt</text:user-field-get></text:span></text:p>
                </table:table-cell>
                <table:table-cell table:style-name="Table10.B1" office:value-type="string">
                  <text:p text:style-name="Table_20_Contents"><text:s/></text:p>
                </table:table-cell>
                <table:table-cell table:style-name="Table10.C1" office:value-type="string">
                  <text:p text:style-name="P21">PERÍODO DE GOZO</text:p>
                  <text:p text:style-name="P17"><text:user-field-get text:name="py3o.object.inicio_gozo_fmt">object.inicio_gozo_fmt</text:user-field-get> - <text:user-field-get text:name="py3o.object.fim_gozo_fmt">object.fim_gozo_fmt</text:user-field-get></text:p>
                </table:table-cell>
                <table:table-cell table:style-name="Table10.D1" office:value-type="string">
                  <text:p text:style-name="P23"/>
                </table:table-cell>
                <table:table-cell table:style-name="Table10.C1" office:value-type="string">
                  <text:p text:style-name="P22">DATA DE RETORNO</text:p>
                  <text:p text:style-name="P29"><text:user-field-get text:name="py3o.object.data_retorno">object.data_retorno</text:user-field-get></text:p>
                  <text:p text:style-name="P22"/>
                </table:table-cell>
              </table:table-row>
            </table:table>
            <text:p text:style-name="P9"/>
            <text:p text:style-name="P9"/>
            <text:p text:style-name="P9">A remuneração correspondente as férias, encontra-se-á a disposição em: <text:user-field-get text:name="py3o.object.data_pagamento">object.data_pagamento</text:user-field-get></text:p>
            <text:p text:style-name="P9"/>
            <text:p text:style-name="P9"/>
            <text:p text:style-name="P9">Favor apresentar a sua Carteira de Trabalho e Previdência Social ao departamento pessoal, para que nela seja anotada a respectiva concessão.</text:p>
            <text:p text:style-name="P9"/>
            <text:p text:style-name="P9"/>
            <text:p text:style-name="P9"/>
            <text:p text:style-name="P9"/>
          </table:table-cell>
          <table:covered-table-cell/>
        </table:table-row>
        <table:table-row>
          <table:table-cell table:style-name="Table8.A2" office:value-type="string">
            <text:p text:style-name="P13"/>
            <text:p text:style-name="P13"/>
            <text:p text:style-name="P14"/>
            <text:p text:style-name="P11">_______________________________________</text:p>
            <text:p text:style-name="P30">CHEFIA IMEDIATA</text:p>
            <text:p text:style-name="P11"/>
            <text:p text:style-name="P11"/>
          </table:table-cell>
          <table:table-cell table:style-name="Table8.B2" office:value-type="string">
            <text:p text:style-name="P11"/>
            <text:p text:style-name="P11"/>
            <text:p text:style-name="P11"/>
            <text:p text:style-name="P11">_______________________________________</text:p>
            <text:p text:style-name="P11">EMPREGADO</text:p>
          </table:table-cell>
        </table:table-row>
      </table:table>
      <text:p text:style-name="P2"/>
      <text:p text:style-name="P2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9"/>
            <text:p text:style-name="P20">NOTA:</text:p>
            <text:p text:style-name="P19"/>
          </table:table-cell>
          <table:table-cell table:style-name="Table11.B1" office:value-type="string">
            <text:p text:style-name="P18"/>
            <text:p text:style-name="P24">O Aviso de Férias, será participado por escrito pela EMPRESA, com antecedência mínima de 30 trinta) dias</text:p>
            <text:p text:style-name="P20"/>
          </table:table-cell>
        </table:table-row>
      </table:table>
      <text:p text:style-name="P2"/>
      <text:p text:style-name="P2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07-06T14:20:58.956999151</dc:date>
    <meta:editing-duration>P5DT2H56M48S</meta:editing-duration>
    <meta:editing-cycles>298</meta:editing-cycles>
    <meta:generator>LibreOffice/5.1.6.2$Linux_X86_64 LibreOffice_project/10m0$Build-2</meta:generator>
    <meta:document-statistic meta:table-count="6" meta:image-count="0" meta:object-count="0" meta:page-count="1" meta:paragraph-count="47" meta:word-count="121" meta:character-count="1252" meta:non-whitespace-character-count="1174"/>
    <meta:user-defined meta:name="decimal_separator">,</meta:user-defined>
    <meta:user-defined meta:name="digit_separator">.</meta:user-defined>
    <meta:user-defined meta:name="float_format">"%.2f"</meta:user-defined>
  </office:meta>
</office:document-meta>
</file>